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19.001cm" style:rel-column-width="10772*"/>
    </style:style>
    <style:style style:name="Tableau1.A1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1.906cm" style:rel-column-width="41065*"/>
    </style:style>
    <style:style style:name="Tableau3.B" style:family="table-column">
      <style:table-column-properties style:column-width="7.094cm" style:rel-column-width="24470*"/>
    </style:style>
    <style:style style:name="Tableau3.1" style:family="table-row">
      <style:table-row-properties style:min-row-height="3.607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1.714cm" fo:margin-left="0cm" table:align="left"/>
    </style:style>
    <style:style style:name="Tableau4.A" style:family="table-column">
      <style:table-column-properties style:column-width="4.306cm"/>
    </style:style>
    <style:style style:name="Tableau4.B" style:family="table-column">
      <style:table-column-properties style:column-width="7.408cm"/>
    </style:style>
    <style:style style:name="Tableau4.A1" style:family="table-cell">
      <style:table-cell-properties style:vertical-align="bottom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bottom" fo:padding="0.097cm" fo:border="0.05pt solid #000000"/>
    </style:style>
    <style:style style:name="Tableau4.A2" style:family="table-cell">
      <style:table-cell-properties style:vertical-align="bottom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2.353cm" style:rel-column-width="8115*"/>
    </style:style>
    <style:style style:name="Tableau5.B" style:family="table-column">
      <style:table-column-properties style:column-width="2.939cm" style:rel-column-width="10135*"/>
    </style:style>
    <style:style style:name="Tableau5.C" style:family="table-column">
      <style:table-column-properties style:column-width="4.907cm" style:rel-column-width="16925*"/>
    </style:style>
    <style:style style:name="Tableau5.D" style:family="table-column">
      <style:table-column-properties style:column-width="2.404cm" style:rel-column-width="8292*"/>
    </style:style>
    <style:style style:name="Tableau5.E" style:family="table-column">
      <style:table-column-properties style:column-width="2.406cm" style:rel-column-width="8298*"/>
    </style:style>
    <style:style style:name="Tableau5.F" style:family="table-column">
      <style:table-column-properties style:column-width="3.992cm" style:rel-column-width="13770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1683b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73722"/>
    </style:style>
    <style:style style:name="P3" style:family="paragraph" style:parent-style-name="Standard">
      <style:paragraph-properties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4" style:family="paragraph" style:parent-style-name="Standard">
      <style:paragraph-properties style:shadow="none">
        <style:tab-stops/>
      </style:paragraph-properties>
      <style:text-properties style:font-name="Arial1" fo:font-size="10pt" officeooo:paragraph-rsid="0011683b" style:font-size-asian="8.75pt" style:font-size-complex="10pt"/>
    </style:style>
    <style:style style:name="P5" style:family="paragraph" style:parent-style-name="Standard">
      <style:text-properties officeooo:paragraph-rsid="0011683b"/>
    </style:style>
    <style:style style:name="P6" style:family="paragraph" style:parent-style-name="Standard" style:master-page-name="">
      <style:paragraph-properties style:page-number="auto" fo:break-after="page"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fo:font-size="26pt" fo:font-weight="bold" officeooo:rsid="0011683b" officeooo:paragraph-rsid="0029c425" style:font-size-asian="26pt" style:font-weight-asian="bold" style:font-size-complex="26pt" style:font-weight-complex="bold"/>
    </style:style>
    <style:style style:name="P9" style:family="paragraph" style:parent-style-name="Table_20_Contents">
      <style:text-properties style:font-name="Arial1" fo:font-size="22pt" fo:font-weight="bold" officeooo:rsid="0011683b" officeooo:paragraph-rsid="0029c425" style:font-size-asian="22pt" style:font-weight-asian="bold" style:font-size-complex="22pt" style:font-weight-complex="bold"/>
    </style:style>
    <style:style style:name="P10" style:family="paragraph" style:parent-style-name="Table_20_Contents">
      <style:text-properties style:font-name="Arial1" fo:font-size="8pt" style:font-size-asian="7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8pt" style:font-size-asian="7pt" style:font-size-complex="8pt"/>
    </style:style>
    <style:style style:name="P12" style:family="paragraph" style:parent-style-name="Table_20_Contents">
      <style:text-properties style:font-name="Arial1" fo:font-size="6pt" fo:font-weight="bold" officeooo:rsid="0011683b" officeooo:paragraph-rsid="0029c425" style:font-size-asian="5.25pt" style:font-weight-asian="bold" style:font-size-complex="6pt" style:font-weight-complex="bold"/>
    </style:style>
    <style:style style:name="P13" style:family="paragraph" style:parent-style-name="Table_20_Contents">
      <style:text-properties officeooo:rsid="00301194" officeooo:paragraph-rsid="00301194"/>
    </style:style>
    <style:style style:name="P14" style:family="paragraph" style:parent-style-name="Table_20_Contents">
      <style:text-properties officeooo:rsid="003089a2" officeooo:paragraph-rsid="003089a2"/>
    </style:style>
    <style:style style:name="P15" style:family="paragraph" style:parent-style-name="Table_20_Contents">
      <style:text-properties officeooo:rsid="00309901" officeooo:paragraph-rsid="00309901"/>
    </style:style>
    <style:style style:name="P16" style:family="paragraph" style:parent-style-name="Table_20_Contents">
      <style:paragraph-properties fo:text-align="end" style:justify-single-word="false"/>
      <style:text-properties officeooo:rsid="00309901" officeooo:paragraph-rsid="00309901"/>
    </style:style>
    <style:style style:name="P17" style:family="paragraph" style:parent-style-name="Table_20_Contents">
      <style:paragraph-properties fo:text-align="end" style:justify-single-word="false"/>
      <style:text-properties officeooo:paragraph-rsid="0038e131"/>
    </style:style>
    <style:style style:name="P18" style:family="paragraph" style:parent-style-name="Table_20_Contents">
      <style:paragraph-properties fo:text-align="end" style:justify-single-word="false"/>
      <style:text-properties officeooo:paragraph-rsid="003cb54b"/>
    </style:style>
    <style:style style:name="P19" style:family="paragraph" style:parent-style-name="Table_20_Contents">
      <style:paragraph-properties fo:text-align="end" style:justify-single-word="false"/>
      <style:text-properties officeooo:paragraph-rsid="003ea069"/>
    </style:style>
    <style:style style:name="P20" style:family="paragraph" style:parent-style-name="Table_20_Contents">
      <style:text-properties style:font-size-complex="8pt"/>
    </style:style>
    <style:style style:name="P21" style:family="paragraph" style:parent-style-name="Table_20_Contents">
      <style:text-properties officeooo:rsid="0030c9a8" officeooo:paragraph-rsid="0030c9a8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size-complex="8pt"/>
    </style:style>
    <style:style style:name="P23" style:family="paragraph" style:parent-style-name="Table_20_Contents">
      <style:text-properties fo:font-size="12pt" fo:font-style="italic" officeooo:rsid="0030c9a8" officeooo:paragraph-rsid="0030c9a8" style:font-size-asian="12pt" style:font-style-asian="italic" style:font-size-complex="12pt" style:font-style-complex="italic"/>
    </style:style>
    <style:style style:name="P24" style:family="paragraph" style:parent-style-name="Table_20_Contents">
      <style:text-properties officeooo:rsid="00388e2a"/>
    </style:style>
    <style:style style:name="P25" style:family="paragraph" style:parent-style-name="Table_20_Contents">
      <style:paragraph-properties fo:text-align="end" style:justify-single-word="false"/>
      <style:text-properties officeooo:rsid="003cb54b" officeooo:paragraph-rsid="003cb54b"/>
    </style:style>
    <style:style style:name="P26" style:family="paragraph" style:parent-style-name="Table_20_Contents">
      <style:text-properties fo:font-size="10.5pt" style:font-size-asian="10.5pt" style:font-size-complex="10.5pt"/>
    </style:style>
    <style:style style:name="P27" style:family="paragraph" style:parent-style-name="Table_20_Contents">
      <style:paragraph-properties fo:text-align="end" style:justify-single-word="false"/>
      <style:text-properties fo:font-size="10.5pt" style:font-size-asian="10.5pt" style:font-size-complex="10.5pt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04a5bbc" officeooo:paragraph-rsid="004a5bbc" style:font-weight-asian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officeooo:rsid="0038e131" officeooo:paragraph-rsid="0038e131"/>
    </style:style>
    <style:style style:name="P30" style:family="paragraph" style:parent-style-name="Table_20_Contents">
      <style:text-properties officeooo:rsid="004f0e4b" officeooo:paragraph-rsid="004f0e4b"/>
    </style:style>
    <style:style style:name="P31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683b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style:font-name="Arial1" fo:font-size="11pt" officeooo:rsid="0027e904" style:font-size-asian="11pt" style:font-size-complex="11pt"/>
    </style:style>
    <style:style style:name="T4" style:family="text">
      <style:text-properties style:font-name="Arial1" officeooo:rsid="00d936c0"/>
    </style:style>
    <style:style style:name="T5" style:family="text">
      <style:text-properties style:font-name="Arial1" officeooo:rsid="0011683b"/>
    </style:style>
    <style:style style:name="T6" style:family="text">
      <style:text-properties style:font-name="Arial1" officeooo:rsid="0027e904"/>
    </style:style>
    <style:style style:name="T7" style:family="text">
      <style:text-properties officeooo:rsid="0027e904"/>
    </style:style>
    <style:style style:name="T8" style:family="text">
      <style:text-properties fo:font-size="14pt" officeooo:rsid="0027e904" style:font-size-asian="12.25pt" style:font-size-complex="14pt"/>
    </style:style>
    <style:style style:name="T9" style:family="text">
      <style:text-properties officeooo:rsid="00301194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size-complex="8pt" style:font-weight-complex="bold"/>
    </style:style>
    <style:style style:name="T12" style:family="text">
      <style:text-properties fo:font-weight="bold" officeooo:rsid="003ea069" style:font-weight-asian="bold" style:font-size-complex="8pt" style:font-weight-complex="bold"/>
    </style:style>
    <style:style style:name="T13" style:family="text">
      <style:text-properties fo:font-weight="bold" officeooo:rsid="004104e9" style:font-weight-asian="bold" style:font-size-complex="8pt" style:font-weight-complex="bold"/>
    </style:style>
    <style:style style:name="T14" style:family="text">
      <style:text-properties fo:font-weight="bold" officeooo:rsid="0045b3c2" style:font-weight-asian="bold" style:font-size-complex="8pt" style:font-weight-complex="bold"/>
    </style:style>
    <style:style style:name="T15" style:family="text">
      <style:text-properties officeooo:rsid="0030c9a8"/>
    </style:style>
    <style:style style:name="T16" style:family="text">
      <style:text-properties style:font-size-complex="8pt"/>
    </style:style>
    <style:style style:name="T17" style:family="text">
      <style:text-properties officeooo:rsid="0030c9a8" style:font-size-complex="8pt"/>
    </style:style>
    <style:style style:name="T18" style:family="text">
      <style:text-properties officeooo:rsid="004104e9" style:font-size-complex="8pt"/>
    </style:style>
    <style:style style:name="T19" style:family="text">
      <style:text-properties officeooo:rsid="0038e131"/>
    </style:style>
    <style:style style:name="T20" style:family="text">
      <style:text-properties officeooo:rsid="003abfb3"/>
    </style:style>
    <style:style style:name="T21" style:family="text">
      <style:text-properties officeooo:rsid="004a1c29"/>
    </style:style>
    <style:style style:name="fr1" style:family="graphic" style:parent-style-name="Frame">
      <style:graphic-properties style:run-through="foreground" style:wrap="none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ddress Line" text:name="py3o.addrline"/>
        <text:user-field-decl office:value-type="string" office:string-value="Partner Ref" text:name="py3o.o.commercial_partner_id.ref"/>
        <text:user-field-decl office:value-type="string" office:string-value="Year" text:name="py3o.year"/>
        <text:user-field-decl office:value-type="string" office:string-value="Name" text:name="py3o.o.name"/>
        <text:user-field-decl office:value-type="string" office:string-value="Company Name" text:name="py3o.company.name"/>
        <text:user-field-decl office:value-type="string" office:string-value="Warehouse Name" text:name="py3o.o.warehouse_id.name"/>
        <text:user-field-decl office:value-type="string" office:string-value="Warehouse Zip" text:name="py3o.o.warehouse_id.partner_id.zip"/>
        <text:user-field-decl office:value-type="string" office:string-value="Warehouse City" text:name="py3o.o.warehouse_id.partner_id.city"/>
        <text:user-field-decl office:value-type="string" office:string-value="Oil Product Name" text:name="py3o.o.oil_product_id.name"/>
        <text:user-field-decl office:value-type="string" office:string-value="Palox Name" text:name="py3o.o.palox_id.name"/>
        <text:user-field-decl office:value-type="string" office:string-value="Palox Label" text:name="py3o.o.palox_id.label"/>
        <text:user-field-decl office:value-type="string" office:string-value="Line Name" text:name="py3o.l.name"/>
        <text:user-field-decl office:value-type="string" office:string-value="Line Partner Name" text:name="py3o.l.commercial_partner_id.name"/>
        <text:user-field-decl office:value-type="string" office:string-value="Compensation Oil Product Name" text:name="py3o.o.compensation_oil_product_id.name"/>
        <text:user-field-decl office:value-type="string" office:string-value="Day Position" text:name="py3o.o.day_position"/>
      </text:user-field-decls>
      <text:p text:style-name="P3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"><text:a xlink:type="simple" xlink:href="py3o://function=%22setLang(lang)%22" text:style-name="Internet_20_link" text:visited-style-name="Visited_20_Internet_20_Link"><text:span text:style-name="T2">function="setLang(lang)"</text:span></text:a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text:user-field-get text:name="py3o.company.name">Company Name</text:user-field-get></text:p>
            <text:p text:style-name="P7"><text:user-field-get text:name="py3o.o.warehouse_id.name">Warehouse Name</text:user-field-get></text:p>
            <text:p text:style-name="Table_20_Contents"><text:a xlink:type="simple" xlink:href="py3o://if=%22o.warehouse_id.partner_id%22" text:style-name="Internet_20_link" text:visited-style-name="Visited_20_Internet_20_Link"><text:span text:style-name="T6">if="o.warehouse_id.partner_id"</text:span></text:a></text:p>
            <text:p text:style-name="Table_20_Contents"><text:span text:style-name="T6"><text:user-field-get text:name="py3o.o.warehouse_id.partner_id.zip">Warehouse Zip</text:user-field-get></text:span><text:span text:style-name="T6"><text:s/></text:span><text:span text:style-name="T6"><text:user-field-get text:name="py3o.o.warehouse_id.partner_id.city">Warehouse City</text:user-field-get></text:span></text:p>
            <text:p text:style-name="Table_20_Contents"><text:a xlink:type="simple" xlink:href="py3o:///if" text:style-name="Internet_20_link" text:visited-style-name="Visited_20_Internet_20_Link"><text:span text:style-name="T7">/if</text:span></text:a></text:p>
          </table:table-cell>
        </table:table-row>
        <table:table-row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9"><text:span text:style-name="T7">Bordereau de presse</text:span> <text:user-field-get text:name="py3o.o.name">Name</text:user-field-get></text:p>
            <text:p text:style-name="P8"><text:span text:style-name="T8">Date : </text:span><text:span text:style-name="T8"><text:text-input text:description="py3o://function=&quot;formatLang(o.date, date=True)&quot;">Date</text:text-input>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4">Palox</text:p>
                </table:table-cell>
                <table:table-cell table:style-name="Tableau4.B1" office:value-type="string">
                  <text:p text:style-name="Table_20_Contents"><text:span text:style-name="T10"><text:user-field-get text:name="py3o.o.palox_id.name">Palox Name</text:user-field-get></text:span><text:s/><text:user-field-get text:name="py3o.o.palox_id.label">Palox Label</text:user-field-get></text:p>
                </table:table-cell>
              </table:table-row>
              <table:table-row>
                <table:table-cell table:style-name="Tableau4.A2" office:value-type="string">
                  <text:p text:style-name="P30">Ordre journée</text:p>
                </table:table-cell>
                <table:table-cell table:style-name="Tableau4.B2" office:value-type="string">
                  <text:p text:style-name="P31"><text:user-field-get text:name="py3o.o.day_position">Day Position</text:user-field-get></text:p>
                </table:table-cell>
              </table:table-row>
              <table:table-row>
                <table:table-cell table:style-name="Tableau4.A2" office:value-type="string">
                  <text:p text:style-name="Table_20_Contents">Destination</text:p>
                </table:table-cell>
                <table:table-cell table:style-name="Tableau4.B3" office:value-type="string">
                  <text:p text:style-name="Table_20_Contents"><text:text-input text:description="py3o://function=&quot;o.oil_destination and dict(o.fields_get('oil_destination', 'selection')['oil_destination']['selection'])[o.oil_destination] or '-'&quot;">Oil Destination</text:text-input></text:p>
                </table:table-cell>
              </table:table-row>
              <table:table-row>
                <table:table-cell table:style-name="Tableau4.A2" office:value-type="string">
                  <text:p text:style-name="Table_20_Contents">Type d'huile</text:p>
                </table:table-cell>
                <table:table-cell table:style-name="Tableau4.B4" office:value-type="string">
                  <text:p text:style-name="Table_20_Contents"><text:user-field-get text:name="py3o.o.oil_product_id.name">Oil Product Name</text:user-field-get></text:p>
                </table:table-cell>
              </table:table-row>
              <table:table-row>
                <table:table-cell table:style-name="Tableau4.A2" office:value-type="string">
                  <text:p text:style-name="P24">Échantillon</text:p>
                </table:table-cell>
                <table:table-cell table:style-name="Tableau4.B5" office:value-type="string">
                  <text:p text:style-name="Table_20_Contents"><text:text-input text:description="py3o://function=&quot;o.sample and 'OUI' or 'NON'&quot;">Sample</text:text-input></text:p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6" office:value-type="string">
                  <text:p text:style-name="Table_20_Contents"><text:a xlink:type="simple" xlink:href="py3o://if=%22o.sample%22" text:style-name="Internet_20_link" text:visited-style-name="Visited_20_Internet_20_Link"><text:span text:style-name="T9">if="o.sample"</text:span></text:a></text:p>
                </table:table-cell>
              </table:table-row>
              <table:table-row>
                <table:table-cell table:style-name="Tableau4.A2" office:value-type="string">
                  <text:p text:style-name="P13">Taux d'acidité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8" office:value-type="string">
                  <text:p text:style-name="Table_20_Contents"><text:a xlink:type="simple" xlink:href="py3o:///if" text:style-name="Internet_20_link" text:visited-style-name="Visited_20_Internet_20_Link"><text:span text:style-name="T9">/if</text:span></text:a></text:p>
                </table:table-cell>
              </table:table-row>
              <table:table-row>
                <table:table-cell table:style-name="Tableau4.A2" office:value-type="string">
                  <text:p text:style-name="P15">Temps décanteur</text:p>
                </table:table-cell>
                <table:table-cell table:style-name="Tableau4.B9" office:value-type="string">
                  <text:p text:style-name="P16">minutes</text:p>
                </table:table-cell>
              </table:table-row>
            </table:table>
            <text:p text:style-name="P10"/>
          </table:table-cell>
          <table:table-cell table:style-name="Tableau3.A1" office:value-type="string">
            <text:p text:style-name="P11"><draw:frame draw:style-name="fr1" draw:name="py3o.image(o.olive_culture_type_logo, 'png', height='1.6cm', isb64=True)" text:anchor-type="as-char" svg:width="3.84cm" draw:z-index="0"><draw:text-box fo:min-height="1.49cm"><text:p text:style-name="Frame_20_contents"/></draw:text-box></draw:frame></text:p>
          </table:table-cell>
        </table:table-row>
      </table:table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Remarques techniques :</text:p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Table_20_Heading">Dest.</text:p>
          </table:table-cell>
          <table:table-cell table:style-name="Tableau5.A1" office:value-type="string">
            <text:p text:style-name="Table_20_Heading">N° Apport</text:p>
          </table:table-cell>
          <table:table-cell table:style-name="Tableau5.A1" office:value-type="string">
            <text:p text:style-name="Table_20_Heading">Oléiculteur</text:p>
          </table:table-cell>
          <table:table-cell table:style-name="Tableau5.A1" office:value-type="string">
            <text:p text:style-name="Table_20_Heading">Olives (kg)</text:p>
          </table:table-cell>
          <table:table-cell table:style-name="Tableau5.A1" office:value-type="string">
            <text:p text:style-name="Table_20_Heading">Huile (kg)</text:p>
          </table:table-cell>
          <table:table-cell table:style-name="Tableau5.F1" office:value-type="string">
            <text:p text:style-name="Table_20_Heading">Embouteillage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for=%22l%20in%20o.line_ids%22" text:style-name="Internet_20_link" text:visited-style-name="Visited_20_Internet_20_Link"><text:span text:style-name="T17">for="l in o.line_ids"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6"><text:text-input text:description="py3o://function=&quot;l.oil_destination and dict(l.fields_get('oil_destination', 'selection')['oil_destination']['selection'])[l.oil_destination] or 'False'&quot;">Line Oil Destination</text:text-input></text:p>
          </table:table-cell>
          <table:table-cell table:style-name="Tableau5.A2" office:value-type="string">
            <text:p text:style-name="P26"><text:user-field-get text:name="py3o.l.name">Line Name</text:user-field-get></text:p>
          </table:table-cell>
          <table:table-cell table:style-name="Tableau5.A2" office:value-type="string">
            <text:p text:style-name="P26"><text:user-field-get text:name="py3o.l.commercial_partner_id.name">Line Partner Name</text:user-field-get></text:p>
          </table:table-cell>
          <table:table-cell table:style-name="Tableau5.A2" office:value-type="string">
            <text:p text:style-name="P27"><text:text-input text:description="py3o://function=&quot;formatLang(l.olive_qty, dp='Olive Weight', int_no_digits=False) + ' kg'&quot;">Olive Weight</text:text-input></text:p>
          </table:table-cell>
          <table:table-cell table:style-name="Tableau5.A2" office:value-type="string">
            <text:p text:style-name="P26"/>
          </table:table-cell>
          <table:table-cell table:style-name="Tableau5.F2" office:value-type="string">
            <text:p text:style-name="P26"><text:text-input text:description="py3o://function=&quot;' ,'.join(['%d %s' % (int(ex.qty), ex.product_id.name) for ex in l.extra_ids if ex.fillup])&quot;">Extra Items (qty, product name)</text:text-input>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29">Sous-Total :</text:p>
          </table:table-cell>
          <table:covered-table-cell/>
          <table:covered-table-cell/>
          <table:table-cell table:style-name="Tableau5.A2" office:value-type="string">
            <text:p text:style-name="P22"><text:text-input text:description="py3o://function=&quot;formatLang(o.olive_qty, dp='Olive Weight', int_no_digits=False) + ' kg'&quot;">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7"><text:a xlink:type="simple" xlink:href="py3o://if=%22o.compensation_type%20==%20'last'%22" text:style-name="Internet_20_link" text:visited-style-name="Visited_20_Internet_20_Link"><text:span text:style-name="T20">if="o.compensation_type == 'la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19"><text:span text:style-name="T12">Dernière </text:span><text:span text:style-name="T14">presse </text:span><text:span text:style-name="T12">de la journée / Compensation :</text:span></text:p>
          </table:table-cell>
          <table:covered-table-cell/>
          <table:covered-table-cell/>
          <table:table-cell table:style-name="Tableau5.A2" office:value-type="string">
            <text:p text:style-name="P22"><text:text-input text:description="py3o://function=&quot;formatLang(o.compensation_last_olive_qty, dp='Olive Weight', int_no_digits=False) + ' kg'&quot;">Compensation Last Olive Qty</text:text-input></text:p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17">T<text:span text:style-name="T19">otal :</text:span></text:p>
          </table:table-cell>
          <table:covered-table-cell/>
          <table:covered-table-cell/>
          <table:table-cell table:style-name="Tableau5.A2" office:value-type="string">
            <text:p text:style-name="P22"><text:text-input text:description="py3o://function=&quot;formatLang(o.compensation_last_olive_qty + o.olive_qty, dp='Olive Weight', int_no_digits=False) + ' kg'&quot;">Total 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7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7"><text:a xlink:type="simple" xlink:href="py3o://if=%22o.compensation_type%20==%20'first'%22" text:style-name="Internet_20_link" text:visited-style-name="Visited_20_Internet_20_Link"><text:span text:style-name="T20">if="o.compensation_type == 'fir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  <text:soft-page-break/>
        <table:table-row>
          <table:table-cell table:style-name="Tableau5.A2" table:number-columns-spanned="3" office:value-type="string">
            <text:p text:style-name="P25"><text:span text:style-name="T11">1ère </text:span><text:span text:style-name="T14">presse </text:span><text:span text:style-name="T11">de la journée / </text:span><text:span text:style-name="T13">Compensation :</text:span></text:p>
            <text:p text:style-name="P28"><text:span text:style-name="T18">T</text:span><text:span text:style-name="T16">ype d'huile de compensation : </text:span><text:span text:style-name="T16"><text:user-field-get text:name="py3o.o.compensation_oil_product_id.name">Compensation Oil Product Name</text:user-field-get></text:span></text:p>
          </table:table-cell>
          <table:covered-table-cell/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><text:text-input text:description="py3o://function=&quot;formatLang(o.compensation_oil_qty_kg, dp='Olive Weight', int_no_digits=False) + ' kg'&quot;">Compensation Oil Qty kg</text:text-input></text:p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table:number-columns-spanned="3" office:value-type="string">
            <text:p text:style-name="P25">T<text:span text:style-name="T21">otal :</text:span></text:p>
          </table:table-cell>
          <table:covered-table-cell/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/>
          </table:table-cell>
          <table:table-cell table:style-name="Tableau5.F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18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F2" office:value-type="string">
            <text:p text:style-name="P20"/>
          </table:table-cell>
        </table:table-row>
      </table:table>
      <text:p text:style-name="P3"/>
      <text:p text:style-name="P6"/>
      <text:p text:style-name="P1"><text:a xlink:type="simple" xlink:href="py3o:///with" text:style-name="Internet_20_link" text:visited-style-name="Visited_20_Internet_20_Link"><text:span text:style-name="T5">/with</text:span></text:a></text:p>
      <text:p text:style-name="P2"><text:a xlink:type="simple" xlink:href="py3o:///with" text:style-name="Internet_20_link" text:visited-style-name="Visited_20_Internet_20_Link"><text:span text:style-name="T5">/with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2pt" style:font-size-asian="10.5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2.159872560</meta:creation-date>
    <dc:date>2018-10-23T22:41:14.500166252</dc:date>
    <meta:editing-duration>PT7H31M12S</meta:editing-duration>
    <meta:editing-cycles>63</meta:editing-cycles>
    <meta:generator>LibreOffice/6.0.6.2$Linux_X86_64 LibreOffice_project/00m0$Build-2</meta:generator>
    <meta:document-statistic meta:table-count="5" meta:image-count="0" meta:object-count="0" meta:page-count="3" meta:paragraph-count="58" meta:word-count="157" meta:character-count="967" meta:non-whitespace-character-count="887"/>
  </office:meta>
</office:document-meta>
</file>